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אפריל 2019 - היום: <text:span text:style-name="T1">מפתח תוכנה אצל אמזון</text:span></text:p>
      <text:list text:style-name="L1">
        <text:list-item>
          <text:p text:style-name="P1">מפתח Java</text:p>
        </text:list-item>
      </text:list>
      <text:p text:style-name="First_20_paragraph">יוני 2015 - מרץ 2019: <text:span text:style-name="T1">שירות צבאי בחיל האוויר, יחידת אופק</text:span></text:p>
      <text:list text:style-name="L2">
        <text:list-item>
          <text:p text:style-name="P2">מתכנת Java וכונן עבור הליבה של מערכות גדולות ומבצעיות</text:p>
        </text:list-item>
        <text:list-item>
          <text:p text:style-name="P2">פיתוח שירותים חדשים ומודרניים, כולל ארכיטקטורה ולוגיקה עסקית</text:p>
        </text:list-item>
        <text:list-item>
          <text:p text:style-name="P2">הובלתי שינוי של תצורות לcontainer-ים ומודרניזציה של תהליכי build ו-CI</text:p>
        </text:list-item>
        <text:list-item>
          <text:p text:style-name="P2">תפקיד עיקרי במיגרציה מסיבית בין תשתיות שרתי אפליקציה</text:p>
        </text:list-item>
        <text:list-item>
          <text:p text:style-name="P2">פתירת עשרות תקלות קשורות ללוגיקה, ביצועים, אמינות ושרידות</text:p>
        </text:list-item>
        <text:list-item>
          <text:p text:style-name="P2">השלמת 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3">
        <text:list-item>
          <text:p text:style-name="P3">ענף המהנדס הראשי וה-CTO: חוקר ומתכנת מדגימים טכנולוגיים עם מערכות משובצות</text:p>
        </text:list-item>
        <text:list-item>
          <text:p text:style-name="P3">יחידת מצפ"ן: מפתח דוחות סטטיסטים ב-SAP ERP בסביבת BI, ב-full stack ו-d3.js</text:p>
        </text:list-item>
      </text:list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תעודת הערכה ממפקד היחידה (סא"ל) לשנת 2019.</text:p>
        </text:list-item>
        <text:list-item>
          <text:p text:style-name="P4">הכשרת CCNA (Cisco Certified Network Associate), ציון 893/1000</text:p>
        </text:list-item>
        <text:list-item>
          <text:p text:style-name="P4">[נייר] Mirsky, Y., Fedidat, B., &amp; Haddad, Y. A harmonic based encryption and decryption system for waveform signals. Patent WO2015097312A1, 26 Dec. 2013.</text:p>
        </text:list-item>
        <text:list-item>
          <text:p text:style-name="P4">[פטנט] Mirsky, Y., Fedidat, B., &amp; Haddad, Y. (2019). Physical Layer Encryption using a Vernam Cipher. arXiv, arXiv-1910.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ות תכנות</text:span>:</text:p>
      <text:list text:style-name="L5">
        <text:list-item>
          <text:p text:style-name="P5">רמה מקצועית: Java (Spring Boot, Tomcat, JPA)</text:p>
        </text:list-item>
        <text:list-item>
          <text:p text:style-name="P5">ידע נוכחי: PL/SQL, JavaScript/Node/Typescript, Python, Bash, Golang</text:p>
        </text:list-item>
        <text:list-item>
          <text:p text:style-name="P5">נסיון קודם: C/C++, C#.NET, Kotlin, PHP</text:p>
        </text:list-item>
      </text:list>
      <text:p text:style-name="First_20_paragraph"><text:span text:style-name="T1">כלים</text:span>:</text:p>
      <text:list text:style-name="L6">
        <text:list-item>
          <text:p text:style-name="P6"><text:span text:style-name="T2">סביבות פיתוח</text:span>: Eclipse, IntelliJ IDEA, Visual Studio, Visual Studio Code</text:p>
        </text:list-item>
        <text:list-item>
          <text:p text:style-name="P6"><text:span text:style-name="T2">כלי פיתוח</text:span>: Git, Gradle, Maven, Ivy, Ant, Jenkins CI, Docker, Atlassian Bamboo, Red Hat Openshift</text:p>
        </text:list-item>
        <text:list-item>
          <text:p text:style-name="P6"><text:span text:style-name="T2">כלים אחרים</text:span>: תוכנות משרדיות (Microsoft Word, Excel, Outlook, Powerpoint, Visio, VBA Macros), MATLAB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